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1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7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0.8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6.6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6.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8cm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7.599cm"/>
    </style:style>
    <style:style style:name="P1" style:family="paragraph">
      <style:paragraph-properties fo:text-align="center"/>
      <style:text-properties fo:font-size="17.899999618530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7.90000009536743pt"/>
    </style:style>
    <style:style style:name="P7" style:family="paragraph">
      <style:paragraph-properties fo:text-align="center"/>
      <style:text-properties fo:font-size="7.90000009536743pt" style:font-size-asian="8pt" style:font-size-complex="8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start"/>
      <style:text-properties fo:font-size="6pt"/>
    </style:style>
    <style:style style:name="P10" style:family="paragraph">
      <style:paragraph-properties fo:text-align="start"/>
      <style:text-properties fo:font-size="6pt" style:font-size-asian="6pt" style:font-size-complex="6pt"/>
    </style:style>
    <style:style style:name="P11" style:family="paragraph">
      <style:paragraph-properties fo:text-align="start"/>
      <style:text-properties fo:font-size="7.90000009536743pt"/>
    </style:style>
    <style:style style:name="P12" style:family="paragraph">
      <style:paragraph-properties fo:text-align="start"/>
      <style:text-properties fo:font-size="7.90000009536743pt" style:font-size-asian="8pt" style:font-size-complex="8pt"/>
    </style:style>
    <style:style style:name="P13" style:family="paragraph">
      <style:paragraph-properties fo:text-align="center"/>
      <style:text-properties fo:font-size="5pt"/>
    </style:style>
    <style:style style:name="P14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5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cm" svg:x="17.598cm" svg:y="2.8cm">
          <text:p text:style-name="P1">Where/what is </text:p>
          <text:p text:style-name="P1">the problem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7.598cm" svg:y1="3.8cm" svg:x2="14.798cm" svg:y2="4.398cm" draw:start-shape="id1" draw:start-glue-point="5" draw:end-shape="id2" draw:end-glue-point="7" svg:d="M17598 3800h-1442v598h-1358" svg:viewBox="0 0 2801 599">
          <text:p text:style-name="P2"><text:span text:style-name="T1">wordpress</text:span></text:p>
        </draw:connector>
        <draw:custom-shape draw:style-name="gr3" draw:text-style-name="P5" xml:id="id2" draw:id="id2" draw:layer="layout" svg:width="3cm" svg:height="1.6cm" svg:x="11.798cm" svg:y="3.598cm">
          <text:p text:style-name="P4"><text:span text:style-name="T2">What do you</text:span></text:p>
          <text:p text:style-name="P4"><text:span text:style-name="T2">need to edi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3.298cm" svg:y1="3.598cm" svg:x2="10.899cm" svg:y2="2.6cm" draw:start-shape="id2" draw:start-glue-point="4" draw:end-shape="id3" svg:d="M13298 3598v-998h-2399" svg:viewBox="0 0 2400 999">
          <text:p text:style-name="P2"><text:span text:style-name="T1">wp-content</text:span></text:p>
        </draw:connector>
        <draw:custom-shape draw:style-name="gr4" draw:text-style-name="P7" xml:id="id3" draw:id="id3" draw:layer="layout" svg:width="2.2cm" svg:height="1cm" svg:x="8.699cm" svg:y="2.1cm">
          <text:p text:style-name="P6"><text:span text:style-name="T3">Mapped from </text:span></text:p>
          <text:p text:style-name="P6"><text:span text:style-name="T3">/var/www/$domain/public_html/wp-conte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298cm" svg:y1="5.198cm" svg:x2="11.5cm" svg:y2="6.498cm" draw:start-shape="id2" draw:start-glue-point="6" draw:end-shape="id4" draw:end-glue-point="4" svg:d="M13298 5198v651h-1798v649" svg:viewBox="0 0 1799 1301">
          <text:p text:style-name="P2"><text:span text:style-name="T1">Wordpress core </text:span><text:span text:style-name="T1">lib</text:span></text:p>
        </draw:connector>
        <draw:custom-shape draw:style-name="gr5" draw:text-style-name="P7" xml:id="id4" draw:id="id4" draw:layer="layout" svg:width="2.599cm" svg:height="1.4cm" svg:x="10.2cm" svg:y="6.498cm">
          <text:p text:style-name="P6"><text:span text:style-name="T3">Site is on-demand</text:span></text:p>
          <text:p text:style-name="P6"><text:span text:style-name="T3">or part of group-fp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8" draw:layer="layout" svg:x1="10.2cm" svg:y1="7.198cm" svg:x2="6.049cm" svg:y2="8.798cm" draw:start-shape="id4" draw:start-glue-point="5" draw:end-shape="id5" svg:d="M10200 7198h-4151v1600" svg:viewBox="0 0 4152 1601">
          <text:p text:style-name="P2"><text:span text:style-name="T3">on-demand</text:span></text:p>
        </draw:connector>
        <draw:custom-shape draw:style-name="gr6" draw:text-style-name="P10" xml:id="id5" draw:id="id5" draw:layer="layout" svg:width="7.1cm" svg:height="1.4cm" svg:x="2.499cm" svg:y="8.798cm">
          <text:p text:style-name="P9"><text:span text:style-name="T4">* Start the container: docker start $domain.fpm</text:span></text:p>
          <text:p text:style-name="P9"><text:span text:style-name="T4">* To open a shell: docker exec -e “TERM=xterm” -it $domain.fpm ash</text:span></text:p>
          <text:p text:style-name="P9"><text:span text:style-name="T4">* Make changes using nano</text:span></text:p>
          <text:p text:style-name="P9"><text:span text:style-name="T4">* File a support ticket against this repo to make changes permanent</text:span></text:p>
          <text:p text:style-name="P9"><text:span text:style-name="T4">* See A Appendix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799cm" svg:y1="7.198cm" svg:x2="13.649cm" svg:y2="8.798cm" draw:start-shape="id4" draw:start-glue-point="7" draw:end-shape="id6" svg:d="M12799 7198h850v1600" svg:viewBox="0 0 851 1601">
          <text:p text:style-name="P2"><text:span text:style-name="T1">group-fpm</text:span></text:p>
        </draw:connector>
        <draw:custom-shape draw:style-name="gr6" draw:text-style-name="P10" xml:id="id6" draw:id="id6" draw:layer="layout" svg:width="7.1cm" svg:height="1.4cm" svg:x="10.099cm" svg:y="8.798cm">
          <text:p text:style-name="P9"><text:span text:style-name="T4">* To open a shell: docker exec -e “TERM=xterm” -it group-fpm ash</text:span></text:p>
          <text:p text:style-name="P9"><text:span text:style-name="T4">* Make changes using nano</text:span></text:p>
          <text:p text:style-name="P9"><text:span text:style-name="T4">* File a support ticket against this repo to make changes permanent</text:span></text:p>
          <text:p text:style-name="P9"><text:span text:style-name="T4">* See B Appendix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798cm" svg:y1="4.398cm" svg:x2="7.5cm" svg:y2="3.9cm" draw:start-shape="id2" draw:start-glue-point="5" draw:end-shape="id7" svg:d="M11798 4398h-2149v-498h-2149" svg:viewBox="0 0 4299 499">
          <text:p text:style-name="P2"><text:span text:style-name="T1">wp-settings.php</text:span></text:p>
        </draw:connector>
        <draw:custom-shape draw:style-name="gr7" draw:text-style-name="P12" xml:id="id7" draw:id="id7" draw:layer="layout" svg:width="7.1cm" svg:height="2cm" svg:x="0.4cm" svg:y="2.9cm">
          <text:p text:style-name="P11"><text:span text:style-name="T3">* Most settings defined in</text:span></text:p>
          <text:p text:style-name="P11"><text:span text:style-name="T3">/var/www/$domain/.env</text:span></text:p>
          <text:p text:style-name="P11"><text:span text:style-name="T3">* Edit env file, then restart container</text:span></text:p>
          <text:p text:style-name="P11"><text:span text:style-name="T3">* See current/available settings by reading template:</text:span></text:p>
          <text:p text:style-name="P11"><text:span text:style-name="T3">repo:docker/apps/wordpress/wp-settings.php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7.6cm" svg:y1="4.997cm" svg:x2="10.1cm" svg:y2="6.797cm">
          <text:p text:style-name="P13"><text:span text:style-name="T5">I still need to edit wp-</text:span><text:span text:style-name="T5">settings.php</text:span></text:p>
        </draw:line>
        <draw:custom-shape draw:style-name="gr9" draw:text-style-name="P7" xml:id="id8" draw:id="id8" draw:layer="layout" svg:width="4.6cm" svg:height="1.6cm" svg:x="-5.099cm" svg:y="5.898cm">
          <text:p text:style-name="P6"><text:span text:style-name="T3">I need to restart the php contain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xml:id="id9" draw:id="id9" draw:layer="layout" svg:width="2.6cm" svg:height="1.5cm" svg:x="-3.699cm" svg:y="9.898cm">
          <text:p text:style-name="P15"><text:span text:style-name="T1"><text:s/></text:span><text:span text:style-name="T1">Docker stop php-fpm; docker start php-fp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-2.799cm" svg:y1="7.498cm" svg:x2="-2.399cm" svg:y2="9.898cm" draw:start-shape="id8" draw:start-glue-point="6" draw:end-shape="id9" svg:d="M-2799 7498v1201h400v1199" svg:viewBox="0 0 401 2401">
          <text:p text:style-name="P2"><text:span text:style-name="T1">Website is </text:span><text:span text:style-name="T1">in group-</text:span><text:span text:style-name="T1">fpm</text:span></text:p>
        </draw:connector>
        <draw:custom-shape draw:style-name="gr11" draw:text-style-name="P10" xml:id="id10" draw:id="id10" draw:layer="layout" svg:width="8.099cm" svg:height="1.9cm" svg:x="-9.498cm" svg:y="2.6cm">
          <text:p text:style-name="P9"><text:span text:style-name="T4">Sytemctl stop fpm@$domain.fpm; systemctl start fpm@domain.fpm</text:span></text:p>
          <text:p text:style-name="P9"><text:span text:style-name="T6">Or </text:span></text:p>
          <text:p text:style-name="P9"><text:span text:style-name="T4">Docker stop $domain.fpm; docker start $domain.fpm</text:span></text:p>
          <text:p text:style-name="P9"><text:span text:style-name="T7">Q: What’s the difference?</text:span></text:p>
          <text:p text:style-name="P9"><text:span text:style-name="T7">A:</text:span><text:span text:style-name="T4"> Systemctl stop/start links to docker stop/start but the pause/wake-on-demand</text:span></text:p>
          <text:p text:style-name="P9"><text:span text:style-name="T4">Mechanism happens using systemctl, and systemctl might get confused otherwis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-2.799cm" svg:y1="5.898cm" svg:x2="-5.449cm" svg:y2="4.5cm" draw:start-shape="id8" draw:start-glue-point="4" draw:end-shape="id10" svg:d="M-2799 5898v-699h-2650v-699" svg:viewBox="0 0 2651 1399">
          <text:p text:style-name="P2"><text:span text:style-name="T1">Website is wake-</text:span><text:span text:style-name="T1">on-deman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2:22:23.378473354</meta:creation-date>
    <meta:editing-duration>PT14M16S</meta:editing-duration>
    <meta:editing-cycles>11</meta:editing-cycles>
    <meta:generator>LibreOffice/5.2.5.1$Linux_X86_64 LibreOffice_project/20$Build-1</meta:generator>
    <dc:date>2017-02-17T12:38:44.677702793</dc:date>
    <meta:document-statistic meta:object-count="19"/>
  </office:meta>
</office:document-meta>
</file>